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395cm" style:use-optimal-column-width="false"/>
    </style:style>
    <style:style style:name="co2" style:family="table-column">
      <style:table-column-properties style:column-width="8.409cm" style:use-optimal-column-width="false"/>
    </style:style>
    <style:style style:name="ro1" style:family="table-row">
      <style:table-row-properties style:row-height="2.758cm"/>
    </style:style>
    <style:style style:name="ro2" style:family="table-row">
      <style:table-row-properties style:row-height="3.106cm"/>
    </style:style>
    <style:style style:name="ro3" style:family="table-row">
      <style:table-row-properties style:row-height="3.124cm"/>
    </style:style>
    <style:style style:name="ce1" style:family="table-cell">
      <style:graphic-properties draw:fill="solid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0.03pt solid #ffffff" fo:border-bottom="0.17pt solid #ffffff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normal" style:font-name-complex="Lohit Hind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size="32pt" style:font-size-asian="32pt" style:font-size-complex="32pt"/>
    </style:style>
    <style:style style:name="ce3" style:family="table-cell">
      <style:graphic-properties style:repeat="repeat"/>
      <style:text-properties fo:font-size="32pt" style:font-size-asian="32pt" style:font-size-complex="32pt"/>
    </style:style>
    <style:style style:name="P1" style:family="paragraph">
      <style:paragraph-properties fo:margin-top="0cm" fo:margin-bottom="0.5cm" fo:line-height="100%"/>
    </style:style>
    <style:style style:name="P2" style:family="paragraph">
      <style:paragraph-properties fo:margin-top="0cm" fo:margin-bottom="0.5cm" fo:line-height="100%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GB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margin-top="0cm" fo:margin-bottom="0.3cm"/>
      <style:text-properties fo:font-size="28pt" style:font-size-asian="28pt" style:font-size-complex="28pt"/>
    </style:style>
    <style:style style:name="P7" style:family="paragraph">
      <style:paragraph-properties fo:margin-top="0cm" fo:margin-bottom="0.1cm"/>
      <style:text-properties fo:font-size="28pt" style:font-size-asian="28pt" style:font-size-complex="28pt"/>
    </style:style>
    <style:style style:name="P8" style:family="paragraph">
      <style:paragraph-properties fo:margin-top="0cm" fo:margin-bottom="0.5cm"/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style:text-outline="false" style:text-line-through-style="none" style:text-position="0% 100%" style:font-name="Liberation Sans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normal" style:font-name-complex="Lohit Hind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style:font-name="Courier 10 Pitch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style:use-window-font-color="true" fo:font-size="1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draw:style-name="gr1" draw:text-style-name="P2" draw:layer="layout" svg:width="24.6cm" svg:height="6.315cm" svg:x="2cm" svg:y="4.2cm">
          <draw:text-box>
            <text:list text:style-name="L1">
              <text:list-item>
                <text:p text:style-name="P1"><text:span text:style-name="T1">OOP = Object Oriented Programming</text:span></text:p>
              </text:list-item>
              <text:list-item>
                <text:p text:style-name="P1"><text:span text:style-name="T1">A programming language model organized around ”objects” rather than ”actions”</text:span></text:p>
              </text:list-item>
              <text:list-item>
                <text:p text:style-name="P1"><text:span text:style-name="T1">R implementation is called “S4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4 (OOP in R)</text:p>
          </draw:text-box>
        </draw:frame>
        <draw:frame draw:style-name="standard" draw:layer="layout" svg:width="25.198cm" svg:height="15.199cm" svg:x="1.4cm" svg:y="4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">S4</text:span></text:p>
              </table:table-cell>
              <table:table-cell>
                <text:p text:style-name="P3"><text:span text:style-name="T2">Spreadsheet</text:span></text:p>
              </table:table-cell>
              <table:table-cell>
                <text:p text:style-name="P3"><text:span text:style-name="T2">Database</text:span></text:p>
              </table:table-cell>
            </table:table-row>
            <table:table-row table:style-name="ro2" table:default-cell-style-name="ce2">
              <table:table-cell>
                <text:p><text:span text:style-name="T1">class</text:span></text:p>
              </table:table-cell>
              <table:table-cell>
                <text:p><text:span text:style-name="T1">template</text:span></text:p>
              </table:table-cell>
              <table:table-cell>
                <text:p><text:span text:style-name="T1">template/class</text:span></text:p>
              </table:table-cell>
            </table:table-row>
            <table:table-row table:style-name="ro2" table:default-cell-style-name="ce3">
              <table:table-cell>
                <text:p><text:span text:style-name="T1">object</text:span></text:p>
              </table:table-cell>
              <table:table-cell>
                <text:p><text:span text:style-name="T1">file</text:span></text:p>
              </table:table-cell>
              <table:table-cell>
                <text:p><text:span text:style-name="T1">instance</text:span></text:p>
              </table:table-cell>
            </table:table-row>
            <table:table-row table:style-name="ro2" table:default-cell-style-name="ce3">
              <table:table-cell>
                <text:p><text:span text:style-name="T1">slot</text:span></text:p>
              </table:table-cell>
              <table:table-cell>
                <text:p><text:span text:style-name="T1">sheet</text:span></text:p>
              </table:table-cell>
              <table:table-cell>
                <text:p><text:span text:style-name="T1">table</text:span></text:p>
              </table:table-cell>
            </table:table-row>
            <table:table-row table:style-name="ro3" table:default-cell-style-name="ce3">
              <table:table-cell>
                <text:p><text:span text:style-name="T1">method</text:span></text:p>
              </table:table-cell>
              <table:table-cell>
                <text:p><text:span text:style-name="T1">(macro)</text:span></text:p>
              </table:table-cell>
              <table:table-cell>
                <text:p><text:span text:style-name="T1">SQL string/ metho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R &amp; S4</text:p>
          </draw:text-box>
        </draw:frame>
        <draw:custom-shape draw:style-name="gr3" draw:text-style-name="P4" xml:id="id3" draw:id="id3" draw:layer="layout" svg:width="5.2cm" svg:height="2.6cm" svg:x="1.4cm" svg:y="6.8cm">
          <text:p text:style-name="P4">CLASS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5.2cm" svg:height="2.6cm" svg:x="6.617cm" svg:y="11.2cm">
          <text:p text:style-name="P4"><text:span text:style-name="T3">CONSTRUCTOR</text:span></text:p>
          <text:p text:style-name="P4"><text:span text:style-name="T3">(method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.2cm" svg:height="2.6cm" svg:x="14cm" svg:y="11.2cm">
          <text:p text:style-name="P4">OBJECT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5.2cm" svg:height="2.6cm" svg:x="14cm" svg:y="6.8cm">
          <text:p text:style-name="P4"><text:span text:style-name="T3">ACCESSOR</text:span></text:p>
          <text:p text:style-name="P4"><text:span text:style-name="T3">(method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5.2cm" svg:height="2.6cm" svg:x="21.4cm" svg:y="6.8cm">
          <text:p text:style-name="P4">SLOT</text:p>
          <text:p text:style-name="P4">(DATA)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2cm" svg:height="2.6cm" svg:x="1.4cm" svg:y="15.4cm">
          <text:p text:style-name="P4">DATA(s)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cm" svg:y1="15.4cm" svg:x2="6.617cm" svg:y2="12.5cm" draw:start-shape="id1" draw:start-glue-point="0" draw:end-shape="id2" draw:end-glue-point="3" svg:d="m4000 15400v-2900h2617" svg:viewBox="0 0 2618 2901">
          <text:p/>
        </draw:connector>
        <draw:connector draw:style-name="gr5" draw:text-style-name="P4" draw:layer="layout" svg:x1="4cm" svg:y1="9.4cm" svg:x2="6.617cm" svg:y2="12.5cm" draw:start-shape="id3" draw:start-glue-point="2" draw:end-shape="id2" draw:end-glue-point="3" svg:d="m4000 9400v3100h2617" svg:viewBox="0 0 2618 3101">
          <text:p/>
        </draw:connector>
        <draw:connector draw:style-name="gr5" draw:text-style-name="P4" draw:layer="layout" svg:x1="11.817cm" svg:y1="12.5cm" svg:x2="14cm" svg:y2="12.5cm" draw:start-shape="id2" draw:start-glue-point="1" draw:end-shape="id4" draw:end-glue-point="3" svg:d="m11817 12500h2183" svg:viewBox="0 0 2184 1">
          <text:p/>
        </draw:connector>
        <draw:connector draw:style-name="gr5" draw:text-style-name="P4" draw:layer="layout" svg:x1="16.6cm" svg:y1="11.2cm" svg:x2="16.6cm" svg:y2="9.4cm" draw:start-shape="id4" draw:start-glue-point="0" draw:end-shape="id5" draw:end-glue-point="2" svg:d="m16600 11200v-1800" svg:viewBox="0 0 1 1801">
          <text:p/>
        </draw:connector>
        <draw:connector draw:style-name="gr5" draw:text-style-name="P4" draw:layer="layout" svg:x1="19.2cm" svg:y1="8.1cm" svg:x2="21.4cm" svg:y2="8.1cm" draw:start-shape="id5" draw:start-glue-point="1" draw:end-shape="id6" draw:end-glue-point="3" svg:d="m19200 8100h2200" svg:viewBox="0 0 2201 1">
          <text:p/>
        </draw:connector>
        <draw:custom-shape draw:style-name="gr4" draw:text-style-name="P5" xml:id="id7" draw:id="id7" draw:layer="layout" svg:width="5.2cm" svg:height="2.6cm" svg:x="14cm" svg:y="15.4cm">
          <text:p text:style-name="P4"><text:span text:style-name="T3">METHOD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5.2cm" svg:height="2.6cm" svg:x="21.4cm" svg:y="15.4cm">
          <text:p text:style-name="P4">RESULTS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6.6cm" svg:y1="13.8cm" svg:x2="16.6cm" svg:y2="15.4cm" draw:start-shape="id4" draw:start-glue-point="2" draw:end-shape="id7" draw:end-glue-point="0" svg:d="m16600 13800v1600" svg:viewBox="0 0 1 1601">
          <text:p/>
        </draw:connector>
        <draw:connector draw:style-name="gr5" draw:text-style-name="P4" draw:layer="layout" svg:x1="19.2cm" svg:y1="16.7cm" svg:x2="21.4cm" svg:y2="16.7cm" draw:start-shape="id7" draw:start-glue-point="1" draw:end-shape="id8" draw:end-glue-point="3" svg:d="m19200 16700h2200" svg:viewBox="0 0 2201 1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R &amp; S4 TIPS</text:p>
          </draw:text-box>
        </draw:frame>
        <draw:frame draw:style-name="gr6" draw:text-style-name="P6" draw:layer="layout" svg:width="26cm" svg:height="14.6cm" svg:x="1cm" svg:y="4.3cm">
          <draw:text-box>
            <text:list text:style-name="L1">
              <text:list-item>
                <text:p text:style-name="P6">Constructors have the same name as the class.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FLStock()</text:span> creates an object of the class “FLStock”</text:p>
                  </text:list-item>
                  <text:list-item>
                    <text:p text:style-name="P8"><text:span text:style-name="T4">FLIndex()</text:span> creates an object of the class “FLIndex”</text:p>
                  </text:list-item>
                </text:list>
              </text:list-item>
              <text:list-item>
                <text:p text:style-name="P7">Accessors have the same name as the slot.</text:p>
                <text:list>
                  <text:list-item>
                    <text:p text:style-name="P7"><text:span text:style-name="T4">catch.n()</text:span> extracts the slot “catch.n” from an object “FLStock”</text:p>
                  </text:list-item>
                  <text:list-item>
                    <text:p text:style-name="P8"><text:span text:style-name="T4">index()</text:span> extracts the slot “index” from an object “FLIndex”</text:p>
                  </text:list-item>
                </text:list>
              </text:list-item>
              <text:list-item>
                <text:p text:style-name="P7">Most classes have a set of basic methods</text:p>
                <text:list>
                  <text:list-item>
                    <text:p text:style-name="P6"><text:span text:style-name="T4">plot()</text:span>, <text:span text:style-name="T4">summary()</text:span>, <text:span text:style-name="T4">[</text:span>, <text:span text:style-name="T4">[&lt;-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DejaVu Sans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nesto Jardim</meta:initial-creator>
    <meta:creation-date>2013-10-03T08:48:42.057334731</meta:creation-date>
    <dc:date>2013-10-04T12:13:25.870684504</dc:date>
    <dc:creator>Ernesto Jardim</dc:creator>
    <meta:editing-duration>PT16M13S</meta:editing-duration>
    <meta:editing-cycles>4</meta:editing-cycles>
    <meta:generator>LibreOffice/4.1.1.2$Linux_X86_64 LibreOffice_project/7e4286b58adc75a14f6d83f53a03b6c11fa2903</meta:generator>
    <meta:document-statistic meta:object-count="51"/>
  </office:meta>
</office:document-meta>
</file>